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525cm" style:use-optimal-column-width="true"/>
    </style:style>
    <style:style style:name="co2" style:family="table-column">
      <style:table-column-properties fo:break-before="auto" style:column-width="6.40291666666667cm" style:use-optimal-column-width="true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4.41854166666667cm" style:use-optimal-column-width="true"/>
    </style:style>
    <style:style style:name="co5" style:family="table-column">
      <style:table-column-properties fo:break-before="auto" style:column-width="6.95854166666667cm" style:use-optimal-column-width="true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office:value-type="string" table:style-name="ce1">
            <text:p>version_no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2016-09-05 17:19:30.000000000</text:p>
          </table:table-cell>
          <table:table-cell office:value-type="string" table:style-name="ce1">
            <text:p>2016-09-05 17:19:3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1</text:p>
          </table:table-cell>
          <table:table-cell office:value-type="string" table:style-name="ce1">
            <text:p>desc1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2016-09-05 17:19:30.000000000</text:p>
          </table:table-cell>
          <table:table-cell office:value-type="string" table:style-name="ce1">
            <text:p>2016-09-05 17:19:3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2</text:p>
          </table:table-cell>
          <table:table-cell office:value-type="string" table:style-name="ce1">
            <text:p>desc2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2016-09-05 17:19:30.000000000</text:p>
          </table:table-cell>
          <table:table-cell office:value-type="string" table:style-name="ce1">
            <text:p>2016-09-05 17:19:3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3</text:p>
          </table:table-cell>
          <table:table-cell office:value-type="string" table:style-name="ce1">
            <text:p>desc3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2016-09-05 17:19:30.000000000</text:p>
          </table:table-cell>
          <table:table-cell office:value-type="string" table:style-name="ce1">
            <text:p>2016-09-05 17:19:3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4</text:p>
          </table:table-cell>
          <table:table-cell office:value-type="string" table:style-name="ce1">
            <text:p>desc4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016-09-05 17:19:30.000000000</text:p>
          </table:table-cell>
          <table:table-cell office:value-type="string" table:style-name="ce1">
            <text:p>2016-09-05 17:19:3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5</text:p>
          </table:table-cell>
          <table:table-cell office:value-type="string" table:style-name="ce1">
            <text:p>desc5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2016-09-05 17:19:30.000000000</text:p>
          </table:table-cell>
          <table:table-cell office:value-type="string" table:style-name="ce1">
            <text:p>2016-09-05 17:19:3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6</text:p>
          </table:table-cell>
          <table:table-cell office:value-type="string" table:style-name="ce1">
            <text:p>desc6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2016-09-05 17:19:30.000000000</text:p>
          </table:table-cell>
          <table:table-cell office:value-type="string" table:style-name="ce1">
            <text:p>2016-09-05 17:19:3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7</text:p>
          </table:table-cell>
          <table:table-cell office:value-type="string" table:style-name="ce1">
            <text:p>desc7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2016-09-05 17:19:31.000000000</text:p>
          </table:table-cell>
          <table:table-cell office:value-type="string" table:style-name="ce1">
            <text:p>2016-09-05 17:19:31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8</text:p>
          </table:table-cell>
          <table:table-cell office:value-type="string" table:style-name="ce1">
            <text:p>desc8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2016-09-05 17:19:31.000000000</text:p>
          </table:table-cell>
          <table:table-cell office:value-type="string" table:style-name="ce1">
            <text:p>2016-09-05 17:19:31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9</text:p>
          </table:table-cell>
          <table:table-cell office:value-type="string" table:style-name="ce1">
            <text:p>desc9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2016-09-05 17:19:31.000000000</text:p>
          </table:table-cell>
          <table:table-cell office:value-type="string" table:style-name="ce1">
            <text:p>2016-09-05 17:19:31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10</text:p>
          </table:table-cell>
          <table:table-cell office:value-type="string" table:style-name="ce1">
            <text:p>desc10</text:p>
          </table:table-cell>
          <table:table-cell table:number-columns-repeated="1637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2016-09-05 17:19:31.000000000</text:p>
          </table:table-cell>
          <table:table-cell office:value-type="string" table:style-name="ce1">
            <text:p>2016-09-05 17:19:31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11</text:p>
          </table:table-cell>
          <table:table-cell office:value-type="string" table:style-name="ce1">
            <text:p>desc1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2">
            <text:p>2017-02-10 00:00:00.000000000</text:p>
          </table:table-cell>
          <table:table-cell office:value-type="string" table:style-name="ce2">
            <text:p>2017-02-10 00:00:0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12</text:p>
          </table:table-cell>
          <table:table-cell office:value-type="string" table:style-name="ce1">
            <text:p>desc12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2">
            <text:p>2017-02-10 00:00:00.000000000</text:p>
          </table:table-cell>
          <table:table-cell office:value-type="string" table:style-name="ce2">
            <text:p>2017-02-10 00:00:0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13</text:p>
          </table:table-cell>
          <table:table-cell office:value-type="string" table:style-name="ce1">
            <text:p>desc13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2">
            <text:p>2017-02-10 00:00:00.000000000</text:p>
          </table:table-cell>
          <table:table-cell office:value-type="string" table:style-name="ce2">
            <text:p>2017-02-10 00:00:0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14</text:p>
          </table:table-cell>
          <table:table-cell office:value-type="string" table:style-name="ce1">
            <text:p>desc14</text:p>
          </table:table-cell>
          <table:table-cell table:number-columns-repeated="16378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2">
            <text:p>2017-02-10 00:00:00.000000000</text:p>
          </table:table-cell>
          <table:table-cell office:value-type="string" table:style-name="ce2">
            <text:p>2017-02-10 00:00:0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15</text:p>
          </table:table-cell>
          <table:table-cell office:value-type="string" table:style-name="ce1">
            <text:p>desc15</text:p>
          </table:table-cell>
          <table:table-cell table:number-columns-repeated="16378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2">
            <text:p>2017-02-10 00:00:00.000000000</text:p>
          </table:table-cell>
          <table:table-cell office:value-type="string" table:style-name="ce2">
            <text:p>2017-02-10 00:00:0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16</text:p>
          </table:table-cell>
          <table:table-cell office:value-type="string" table:style-name="ce1">
            <text:p>desc16</text:p>
          </table:table-cell>
          <table:table-cell table:number-columns-repeated="16378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2">
            <text:p>2017-02-10 00:00:00.000000000</text:p>
          </table:table-cell>
          <table:table-cell office:value-type="string" table:style-name="ce2">
            <text:p>2017-02-10 00:00:0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17</text:p>
          </table:table-cell>
          <table:table-cell office:value-type="string" table:style-name="ce1">
            <text:p>desc17</text:p>
          </table:table-cell>
          <table:table-cell table:number-columns-repeated="16378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2">
            <text:p>2017-02-10 00:00:00.000000000</text:p>
          </table:table-cell>
          <table:table-cell office:value-type="string" table:style-name="ce2">
            <text:p>2017-02-10 00:00:0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18</text:p>
          </table:table-cell>
          <table:table-cell office:value-type="string" table:style-name="ce1">
            <text:p>desc18</text:p>
          </table:table-cell>
          <table:table-cell table:number-columns-repeated="1637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2">
            <text:p>2017-02-10 00:00:00.000000000</text:p>
          </table:table-cell>
          <table:table-cell office:value-type="string" table:style-name="ce2">
            <text:p>2017-02-10 00:00:0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19</text:p>
          </table:table-cell>
          <table:table-cell office:value-type="string" table:style-name="ce1">
            <text:p>desc19</text:p>
          </table:table-cell>
          <table:table-cell table:number-columns-repeated="16378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2">
            <text:p>2017-02-10 00:00:00.000000000</text:p>
          </table:table-cell>
          <table:table-cell office:value-type="string" table:style-name="ce2">
            <text:p>2017-02-10 00:00:0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20</text:p>
          </table:table-cell>
          <table:table-cell office:value-type="string" table:style-name="ce1">
            <text:p>desc20</text:p>
          </table:table-cell>
          <table:table-cell table:number-columns-repeated="16378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2">
            <text:p>2017-02-10 00:00:00.000000000</text:p>
          </table:table-cell>
          <table:table-cell office:value-type="string" table:style-name="ce2">
            <text:p>2017-02-10 00:00:0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21</text:p>
          </table:table-cell>
          <table:table-cell office:value-type="string" table:style-name="ce1">
            <text:p>desc21</text:p>
          </table:table-cell>
          <table:table-cell table:number-columns-repeated="16378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2">
            <text:p>2017-02-10 00:00:00.000000000</text:p>
          </table:table-cell>
          <table:table-cell office:value-type="string" table:style-name="ce2">
            <text:p>2017-02-10 00:00:0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22</text:p>
          </table:table-cell>
          <table:table-cell office:value-type="string" table:style-name="ce1">
            <text:p>desc22</text:p>
          </table:table-cell>
          <table:table-cell table:number-columns-repeated="16378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2">
            <text:p>2017-02-10 00:00:00.000000000</text:p>
          </table:table-cell>
          <table:table-cell office:value-type="string" table:style-name="ce2">
            <text:p>2017-02-10 00:00:00.000000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me23</text:p>
          </table:table-cell>
          <table:table-cell office:value-type="string" table:style-name="ce1">
            <text:p>desc23</text:p>
          </table:table-cell>
          <table:table-cell table:number-columns-repeated="16378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ＭＳ Ｐゴシック" style:font-name-asian="ＭＳ Ｐゴシック" style:font-name-complex="ＭＳ Ｐゴシック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pache POI</meta:initial-creator>
    <dc:creator>r3pc</dc:creator>
    <meta:creation-date>2016-09-05T08:22:29Z</meta:creation-date>
    <dc:date>2017-03-08T01:47:52Z</dc:date>
  </office:meta>
</office:document-meta>
</file>